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3.233cm"/>
    </style:style>
    <style:style style:name="co2" style:family="table-column">
      <style:table-column-properties fo:break-before="auto" style:column-width="2.866cm"/>
    </style:style>
    <style:style style:name="co3" style:family="table-column">
      <style:table-column-properties fo:break-before="auto" style:column-width="3.014cm"/>
    </style:style>
    <style:style style:name="co4" style:family="table-column">
      <style:table-column-properties fo:break-before="auto" style:column-width="1.887cm"/>
    </style:style>
    <style:style style:name="co5" style:family="table-column">
      <style:table-column-properties fo:break-before="auto" style:column-width="4.999cm"/>
    </style:style>
    <style:style style:name="co6" style:family="table-column">
      <style:table-column-properties fo:break-before="auto" style:column-width="2.842cm"/>
    </style:style>
    <style:style style:name="co7" style:family="table-column">
      <style:table-column-properties fo:break-before="auto" style:column-width="2.475cm"/>
    </style:style>
    <style:style style:name="co8" style:family="table-column">
      <style:table-column-properties fo:break-before="auto" style:column-width="7.719cm"/>
    </style:style>
    <style:style style:name="co9" style:family="table-column">
      <style:table-column-properties fo:break-before="auto" style:column-width="2.108cm"/>
    </style:style>
    <style:style style:name="co10" style:family="table-column">
      <style:table-column-properties fo:break-before="auto" style:column-width="2.254cm"/>
    </style:style>
    <style:style style:name="co11" style:family="table-column">
      <style:table-column-properties fo:break-before="auto" style:column-width="1.469cm"/>
    </style:style>
    <style:style style:name="co12" style:family="table-column">
      <style:table-column-properties fo:break-before="auto" style:column-width="2.279cm"/>
    </style:style>
    <style:style style:name="co13" style:family="table-column">
      <style:table-column-properties fo:break-before="auto" style:column-width="2.965cm"/>
    </style:style>
    <style:style style:name="co14" style:family="table-column">
      <style:table-column-properties fo:break-before="auto" style:column-width="3.136cm"/>
    </style:style>
    <style:style style:name="co15" style:family="table-column">
      <style:table-column-properties fo:break-before="auto" style:column-width="3.872cm"/>
    </style:style>
    <style:style style:name="co16" style:family="table-column">
      <style:table-column-properties fo:break-before="auto" style:column-width="4.974cm"/>
    </style:style>
    <style:style style:name="co17" style:family="table-column">
      <style:table-column-properties fo:break-before="auto" style:column-width="4.239cm"/>
    </style:style>
    <style:style style:name="co18" style:family="table-column">
      <style:table-column-properties fo:break-before="auto" style:column-width="4.434cm"/>
    </style:style>
    <style:style style:name="co19" style:family="table-column">
      <style:table-column-properties fo:break-before="auto" style:column-width="4.729cm"/>
    </style:style>
    <style:style style:name="co20" style:family="table-column">
      <style:table-column-properties fo:break-before="auto" style:column-width="4.41cm"/>
    </style:style>
    <style:style style:name="co21" style:family="table-column">
      <style:table-column-properties fo:break-before="auto" style:column-width="4.189cm"/>
    </style:style>
    <style:style style:name="co22" style:family="table-column">
      <style:table-column-properties fo:break-before="auto" style:column-width="4.509cm"/>
    </style:style>
    <style:style style:name="co23" style:family="table-column">
      <style:table-column-properties fo:break-before="auto" style:column-width="3.431cm"/>
    </style:style>
    <style:style style:name="co24" style:family="table-column">
      <style:table-column-properties fo:break-before="auto" style:column-width="3.577cm"/>
    </style:style>
    <style:style style:name="ro1" style:family="table-row">
      <style:table-row-properties style:row-height="1.395cm" fo:break-before="auto" style:use-optimal-row-height="true"/>
    </style:style>
    <style:style style:name="ro2" style:family="table-row">
      <style:table-row-properties style:row-height="6.765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10.793cm" fo:break-before="auto" style:use-optimal-row-height="true"/>
    </style:style>
    <style:style style:name="ro5" style:family="table-row">
      <style:table-row-properties style:row-height="6.318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ta1" style:family="table" style:master-page-name="PageStyle_5f_FuncRubric">
      <style:table-properties table:display="true" style:writing-mode="lr-tb"/>
    </style:style>
    <style:style style:name="ce1" style:family="table-cell" style:parent-style-name="Default">
      <style:table-cell-properties fo:background-color="#cfe2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ackground-color="#f3f3f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color="#000000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style:font-name="Arial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000000" style:font-name="Arial" fo:font-size="11pt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uncRubric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7" table:default-cell-style-name="Default"/>
        <table:table-column table:style-name="co12" table:number-columns-repeated="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7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7" table:number-columns-repeated="995" table:default-cell-style-name="Default"/>
        <table:table-row table:style-name="ro1">
          <table:table-cell table:style-name="ce1" office:value-type="string" calcext:value-type="string">
            <text:p>Prompt (&lt;50 words)</text:p>
          </table:table-cell>
          <table:table-cell table:style-name="ce1" office:value-type="string" calcext:value-type="string">
            <text:p>Functionalities</text:p>
          </table:table-cell>
          <table:table-cell table:style-name="ce23"/>
          <table:table-cell table:style-name="ce1" office:value-type="string" calcext:value-type="string">
            <text:p>Prompt (50-100 words)</text:p>
          </table:table-cell>
          <table:table-cell table:style-name="ce1" office:value-type="string" calcext:value-type="string">
            <text:p>Functionalities</text:p>
          </table:table-cell>
          <table:table-cell table:style-name="ce23"/>
          <table:table-cell table:style-name="ce1" office:value-type="string" calcext:value-type="string">
            <text:p>Prompt (100-150 words)</text:p>
          </table:table-cell>
          <table:table-cell table:style-name="ce1" office:value-type="string" calcext:value-type="string">
            <text:p>Functionalities</text:p>
          </table:table-cell>
          <table:table-cell table:number-columns-repeated="2"/>
          <table:table-cell table:style-name="ce23" table:number-columns-repeated="7"/>
          <table:table-cell table:style-name="ce24" table:number-columns-repeated="3"/>
          <table:table-cell table:number-columns-repeated="1004"/>
        </table:table-row>
        <table:table-row table:style-name="ro2">
          <table:table-cell table:style-name="ce18" office:value-type="string" calcext:value-type="string">
            <text:p>short_1</text:p>
          </table:table-cell>
          <table:table-cell table:style-name="ce18" office:value-type="string" calcext:value-type="string">
            <text:p><text:span text:style-name="T1">A.-</text:span><text:span text:style-name="T2"> Tienda de helados</text:span></text:p>
          </table:table-cell>
          <table:table-cell table:style-name="ce18"/>
          <table:table-cell table:style-name="ce18" office:value-type="string" calcext:value-type="string">
            <text:p>med_1</text:p>
          </table:table-cell>
          <table:table-cell table:style-name="ce18" office:value-type="string" calcext:value-type="string">
            <text:p><text:span text:style-name="T1">A</text:span><text:span text:style-name="T2">.- Tienda de mascotas</text:span></text:p>
            <text:p><text:span text:style-name="T1">B</text:span><text:span text:style-name="T2">.- F.A.Q (Dudas generales)</text:span></text:p>
            <text:p><text:span text:style-name="T1">C</text:span><text:span text:style-name="T2">.- Pedir cita para recoger mascotas</text:span></text:p>
            <text:p><text:span text:style-name="T1">D</text:span><text:span text:style-name="T2">.- Perros (400$) Gatos (250$) Conejos (125$) Hámsters (100$)</text:span></text:p>
            <text:p><text:span text:style-name="T1">E</text:span><text:span text:style-name="T2">.- El usuario podrá elegir diferentes tipos y cantidades de mascotas</text:span></text:p>
            <text:p><text:span text:style-name="T1">F</text:span><text:span text:style-name="T2">.- Cantidad máxima por animal 5.</text:span></text:p>
          </table:table-cell>
          <table:table-cell table:style-name="ce18"/>
          <table:table-cell table:style-name="ce18" office:value-type="string" calcext:value-type="string">
            <text:p>long_1</text:p>
          </table:table-cell>
          <table:table-cell table:style-name="ce18" office:value-type="string" calcext:value-type="string">
            <text:p><text:span text:style-name="T1">A</text:span><text:span text:style-name="T2">.- Tienda de mascotas</text:span></text:p>
            <text:p><text:span text:style-name="T1">B</text:span><text:span text:style-name="T2">.- F.A.Q (Dudas generales)</text:span></text:p>
            <text:p><text:span text:style-name="T1">C</text:span><text:span text:style-name="T2">.- De 9h a 17h</text:span></text:p>
            <text:p><text:span text:style-name="T1">D</text:span><text:span text:style-name="T2">.- Pedir cita para recoger las mascotas que se han pedido</text:span></text:p>
            <text:p><text:span text:style-name="T1">E</text:span><text:span text:style-name="T2">.- Fecha de reserva (teneiendo en cuenta el horario), el animal</text:span></text:p>
            <text:p><text:span text:style-name="T1">F</text:span><text:span text:style-name="T2">.- perros (400$), gatos (250$), conejos (125$), hámsters (100$)</text:span></text:p>
            <text:p><text:span text:style-name="T1">G</text:span><text:span text:style-name="T2">.- Se pueden pedir difentes tipos y cantidades de mascotas en un solo pedido.</text:span></text:p>
            <text:p><text:span text:style-name="T1">H</text:span><text:span text:style-name="T2">.- Se podrá pedir hasta 5 mascotas de cada tipo</text:span></text:p>
            <text:p><text:span text:style-name="T1">I</text:span><text:span text:style-name="T2">.-  Se calculará el precio total al final</text:span></text:p>
          </table:table-cell>
          <table:table-cell table:number-columns-repeated="2"/>
          <table:table-cell table:style-name="ce23" table:number-columns-repeated="7"/>
          <table:table-cell table:style-name="ce7" table:number-columns-repeated="3"/>
          <table:table-cell table:number-columns-repeated="1004"/>
        </table:table-row>
        <table:table-row table:style-name="ro3">
          <table:table-cell table:style-name="ce22" table:number-columns-repeated="8"/>
          <table:table-cell table:number-columns-repeated="2"/>
          <table:table-cell table:style-name="ce23" table:number-columns-repeated="7"/>
          <table:table-cell table:number-columns-repeated="1007"/>
        </table:table-row>
        <table:table-row table:style-name="ro4">
          <table:table-cell table:style-name="ce22"/>
          <table:table-cell table:style-name="ce18" table:number-columns-repeated="2"/>
          <table:table-cell table:style-name="ce18" office:value-type="string" calcext:value-type="string">
            <text:p>med_2</text:p>
          </table:table-cell>
          <table:table-cell table:style-name="ce18" office:value-type="string" calcext:value-type="string">
            <text:p><text:span text:style-name="T1">A</text:span><text:span text:style-name="T2">.- Tienda de ordenadores</text:span></text:p>
            <text:p><text:span text:style-name="T1">B</text:span><text:span text:style-name="T2">.- F.A.Q (Dudas generales)</text:span></text:p>
            <text:p><text:span text:style-name="T1">C</text:span><text:span text:style-name="T2">.- Reservar recogida de PC o para una reparación</text:span></text:p>
            <text:p><text:span text:style-name="T1">D</text:span><text:span text:style-name="T2">.- Si es reparación, solo se pide el problema</text:span></text:p>
            <text:p><text:span text:style-name="T1">E</text:span><text:span text:style-name="T2">.- Si es recogida: la fecha, el tipo de PC y cantidad.</text:span></text:p>
            <text:p><text:span text:style-name="T1">F</text:span><text:span text:style-name="T2">.- La tienda abre de 8 a 19 h, no se puede ir a recoger fuera de ese horario ya que la tienda está cerrada</text:span></text:p>
            <text:p><text:span text:style-name="T1">G</text:span><text:span text:style-name="T2">.- Se puede pedir hasta un máximo de 5 unidades por tipo de PC.</text:span></text:p>
            <text:p><text:span text:style-name="T1">H</text:span><text:span text:style-name="T2">.- Modelos: portátiles ($900), sobremesas ($1200), estaciones de trabajo ($2000) y mini PCs ($700).</text:span></text:p>
            <text:p><text:span text:style-name="T1">I</text:span><text:span text:style-name="T2">.- El chatbot debe calcular el precio total</text:span></text:p>
          </table:table-cell>
          <table:table-cell table:style-name="ce18"/>
          <table:table-cell table:style-name="ce18" office:value-type="string" calcext:value-type="string">
            <text:p>long_2</text:p>
          </table:table-cell>
          <table:table-cell table:style-name="ce18" office:value-type="string" calcext:value-type="string">
            <text:p><text:span text:style-name="T1">A</text:span><text:span text:style-name="T2">.- Tienda de ordenadores</text:span></text:p>
            <text:p><text:span text:style-name="T1">B</text:span><text:span text:style-name="T2">.- F.A.Q (Dudas generales)</text:span></text:p>
            <text:p><text:span text:style-name="T1">C</text:span><text:span text:style-name="T2">.- Reservar recogida de PC o para una reparación</text:span></text:p>
            <text:p><text:span text:style-name="T1">D</text:span><text:span text:style-name="T2">.- Si es para reparar, el usuario solo debe indicar el problema</text:span></text:p>
            <text:p><text:span text:style-name="T1">E</text:span><text:span text:style-name="T2">.- Si es recogida: la fecha, el tipo de PC y cantidad.</text:span></text:p>
            <text:p><text:span text:style-name="T1">F</text:span><text:span text:style-name="T2">.- La tienda abre de 8 a 19 h, no se puede ir a recoger fuera de ese horario ya que la tienda está cerrada.</text:span></text:p>
            <text:p><text:span text:style-name="T1">G</text:span><text:span text:style-name="T2">.- Se puede pedir hasta un máximo de 5 unidades por tipo de PC.</text:span></text:p>
            <text:p><text:span text:style-name="T3"> </text:span><text:span text:style-name="T4">H</text:span><text:span text:style-name="T2">.- portátiles ($900), sobremesas ($1200), estaciones de trabajo ($2000), mini PCs ($700)</text:span></text:p>
            <text:p><text:span text:style-name="T1">I</text:span><text:span text:style-name="T2">.-  El chatbot debe calcular el precio total</text:span></text:p>
          </table:table-cell>
          <table:table-cell table:number-columns-repeated="2"/>
          <table:table-cell table:style-name="ce23" table:number-columns-repeated="7"/>
          <table:table-cell table:number-columns-repeated="1007"/>
        </table:table-row>
        <table:table-row table:style-name="ro3">
          <table:table-cell table:style-name="ce22" table:number-columns-repeated="8"/>
          <table:table-cell table:number-columns-repeated="2"/>
          <table:table-cell table:style-name="ce23" table:number-columns-repeated="7"/>
          <table:table-cell table:number-columns-repeated="1007"/>
        </table:table-row>
        <table:table-row table:style-name="ro5">
          <table:table-cell table:style-name="ce18" office:value-type="string" calcext:value-type="string">
            <text:p>short_5</text:p>
          </table:table-cell>
          <table:table-cell table:style-name="ce18" office:value-type="string" calcext:value-type="string">
            <text:p><text:span text:style-name="T1">B.-</text:span><text:span text:style-name="T2"> Reserva de hoteles</text:span></text:p>
          </table:table-cell>
          <table:table-cell table:style-name="ce18"/>
          <table:table-cell table:style-name="ce18" office:value-type="string" calcext:value-type="string">
            <text:p>med_5</text:p>
          </table:table-cell>
          <table:table-cell table:style-name="ce18" office:value-type="string" calcext:value-type="string">
            <text:p><text:span text:style-name="T1">A</text:span><text:span text:style-name="T2">.- Reserva de hoteles</text:span></text:p>
            <text:p><text:span text:style-name="T1">B</text:span><text:span text:style-name="T2">.- F.A.Q (Dudas generales) Soporte humano disponible de 9h a 21h</text:span></text:p>
            <text:p><text:span text:style-name="T1">C</text:span><text:span text:style-name="T2">.- Realizar reservas</text:span></text:p>
            <text:p><text:span text:style-name="T1">D</text:span><text:span text:style-name="T2">.- Fecha de entrada/salida y tipo de habitación (estándar $80, doble $120, suite $200 por noche)</text:span></text:p>
            <text:p><text:span text:style-name="T1">E</text:span><text:span text:style-name="T2">.- Hasta 3 habitaciones por tipo</text:span></text:p>
            <text:p><text:span text:style-name="T1">F</text:span><text:span text:style-name="T2">.- Se calculará el precio total.</text:span></text:p>
          </table:table-cell>
          <table:table-cell table:style-name="ce18"/>
          <table:table-cell table:style-name="ce18" office:value-type="string" calcext:value-type="string">
            <text:p>long_5</text:p>
          </table:table-cell>
          <table:table-cell table:style-name="ce18" office:value-type="string" calcext:value-type="string">
            <text:p><text:span text:style-name="T1">A</text:span><text:span text:style-name="T2">.- Reservas de hotel</text:span></text:p>
            <text:p><text:span text:style-name="T1">B</text:span><text:span text:style-name="T2">.- F.A.Q (Dudas generales) Soporte humano disponible de 9h a 21h</text:span></text:p>
            <text:p><text:span text:style-name="T1">C</text:span><text:span text:style-name="T2">.- Realizar reservas</text:span></text:p>
            <text:p><text:span text:style-name="T1">D</text:span><text:span text:style-name="T2">.- Fecha de entrada/salida y tipo de habitación (estándar $80, doble $120, suite $200 por noche)</text:span></text:p>
            <text:p><text:span text:style-name="T1">E</text:span><text:span text:style-name="T2">.- Hasta 3 habitaciones por tipo</text:span></text:p>
            <text:p><text:span text:style-name="T1">F</text:span><text:span text:style-name="T2">.- Se calculará el precio total.</text:span></text:p>
          </table:table-cell>
          <table:table-cell table:number-columns-repeated="2"/>
          <table:table-cell table:style-name="ce23" table:number-columns-repeated="7"/>
          <table:table-cell table:number-columns-repeated="1007"/>
        </table:table-row>
        <table:table-row table:style-name="ro3">
          <table:table-cell table:style-name="ce23" table:number-columns-repeated="17"/>
          <table:table-cell table:number-columns-repeated="1007"/>
        </table:table-row>
        <table:table-row table:style-name="ro3">
          <table:table-cell table:number-columns-repeated="2"/>
          <table:table-cell table:style-name="ce23" table:number-columns-repeated="15"/>
          <table:table-cell table:number-columns-repeated="1007"/>
        </table:table-row>
        <table:table-row table:style-name="ro3">
          <table:table-cell table:style-name="ce23" table:number-columns-repeated="17"/>
          <table:table-cell table:number-columns-repeated="1007"/>
        </table:table-row>
        <table:table-row table:style-name="ro3" table:number-rows-repeated="26">
          <table:table-cell table:style-name="ce23" table:number-columns-repeated="5"/>
          <table:table-cell/>
          <table:table-cell table:style-name="ce23" table:number-columns-repeated="11"/>
          <table:table-cell table:number-columns-repeated="1007"/>
        </table:table-row>
        <table:table-row table:style-name="ro6">
          <table:table-cell table:number-columns-repeated="1024"/>
        </table:table-row>
        <table:table-row table:style-name="ro3">
          <table:table-cell table:style-name="ce24"/>
          <table:table-cell table:number-columns-repeated="1023"/>
        </table:table-row>
        <table:table-row table:style-name="ro6" table:number-rows-repeated="1048538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Inconsolata" svg:font-family="Inconsolata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8">
      <number:day/>
      <number:text>/</number:text>
      <number:month/>
    </number:date-style>
    <number:number-style style:name="N10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06">
      <number:minutes number:style="long"/>
      <number:text>:</number:text>
      <number:seconds number:style="long" number:decimal-places="1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4">
      <number:minutes number:style="long"/>
      <number:text>:</number:text>
      <number:seconds number:style="long"/>
    </number:time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uncRubric" style:display-name="PageStyle_FuncRubric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5-11-14T19:26:29.741246847</dc:date>
    <meta:editing-duration>PT25S</meta:editing-duration>
    <meta:editing-cycles>1</meta:editing-cycles>
    <meta:document-statistic meta:table-count="1" meta:cell-count="22" meta:object-count="0"/>
  </office:meta>
</office:document-meta>
</file>